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7f0" officeooo:paragraph-rsid="000b17f0"/>
    </style:style>
    <style:style style:name="P2" style:family="paragraph" style:parent-style-name="Standard">
      <style:text-properties officeooo:rsid="000c777e" officeooo:paragraph-rsid="000c7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~$ mongoimport --db olimpiadi --collection atleti --file /home/bigdive/Desktop/BDINTESA_mine2/development/07_MONGODB/import_atleti/atleti.json</text:p>
      <text:p text:style-name="P1"/>
      <text:p text:style-name="P1"/>
      <text:p text:style-name="P1"/>
      <text:p text:style-name="P1">Per importare il file atleti.json (07_MONGODB)</text:p>
      <text:p text:style-name="P1"/>
      <text:p text:style-name="P1"/>
      <text:p text:style-name="P1"/>
      <text:p text:style-name="P2">mongo</text:p>
      <text:p text:style-name="P2">show dbs</text:p>
      <text:p text:style-name="P2">local <text:s/>0.000GB</text:p>
      <text:p text:style-name="P2">&gt; exit</text:p>
      <text:p text:style-name="P2"/>
      <text:p text:style-name="P2">mongo phonebook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3:14:07.571519130</meta:creation-date>
    <dc:date>2016-11-04T15:02:24.042958600</dc:date>
    <meta:editing-duration>PT1H48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26" meta:character-count="236" meta:non-whitespace-character-count="219"/>
  </office:meta>
</office:document-meta>
</file>